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dbd218d" officeooo:paragraph-rsid="1dbd218d"/>
    </style:style>
    <style:style style:name="P2" style:family="paragraph" style:parent-style-name="Text_20_body">
      <style:text-properties officeooo:rsid="1dbde6aa" officeooo:paragraph-rsid="1dbde79d"/>
    </style:style>
    <style:style style:name="P3" style:family="paragraph" style:parent-style-name="Text_20_body">
      <style:text-properties officeooo:rsid="1dc05e6b" officeooo:paragraph-rsid="1dc05e6b"/>
    </style:style>
    <style:style style:name="P4" style:family="paragraph" style:parent-style-name="Text_20_body">
      <style:text-properties officeooo:rsid="1dc2a229" officeooo:paragraph-rsid="1dc2a229"/>
    </style:style>
    <style:style style:name="P5" style:family="paragraph" style:parent-style-name="Text_20_body" style:list-style-name="L1">
      <style:text-properties officeooo:rsid="1dbd218d" officeooo:paragraph-rsid="1dbd218d"/>
    </style:style>
    <style:style style:name="P6" style:family="paragraph" style:parent-style-name="Text_20_body" style:list-style-name="L2">
      <style:text-properties officeooo:rsid="1dbd218d" officeooo:paragraph-rsid="1dbd218d"/>
    </style:style>
    <style:style style:name="P7" style:family="paragraph" style:parent-style-name="Text_20_body" style:list-style-name="L2">
      <style:text-properties officeooo:rsid="1dbde6aa" officeooo:paragraph-rsid="1dbde6aa"/>
    </style:style>
    <style:style style:name="P8" style:family="paragraph" style:parent-style-name="Text_20_body" style:list-style-name="L3">
      <style:text-properties officeooo:paragraph-rsid="1dbed2a2"/>
    </style:style>
    <style:style style:name="P9" style:family="paragraph" style:parent-style-name="Text_20_body" style:list-style-name="L3">
      <style:text-properties officeooo:rsid="1dbde79d" officeooo:paragraph-rsid="1dbde79d"/>
    </style:style>
    <style:style style:name="P10" style:family="paragraph" style:parent-style-name="Text_20_body">
      <style:text-properties officeooo:rsid="1dc4fe5d" officeooo:paragraph-rsid="1dc4fe5d"/>
    </style:style>
    <style:style style:name="P11" style:family="paragraph" style:parent-style-name="Text_20_body">
      <style:text-properties officeooo:rsid="1dc6d576" officeooo:paragraph-rsid="1dc6d576"/>
    </style:style>
    <style:style style:name="P12" style:family="paragraph" style:parent-style-name="Text_20_body" style:list-style-name="L4">
      <style:text-properties officeooo:rsid="1dc6d576" officeooo:paragraph-rsid="1dc6d576"/>
    </style:style>
    <style:style style:name="P13" style:family="paragraph" style:parent-style-name="Text_20_body">
      <style:text-properties officeooo:rsid="1dc89960" officeooo:paragraph-rsid="1dc89960"/>
    </style:style>
    <style:style style:name="P14" style:family="paragraph" style:parent-style-name="Text_20_body" style:list-style-name="L5">
      <style:text-properties officeooo:rsid="1dc89960" officeooo:paragraph-rsid="1dc89960"/>
    </style:style>
    <style:style style:name="P15" style:family="paragraph" style:parent-style-name="Text_20_body">
      <style:text-properties officeooo:rsid="1dcbb038" officeooo:paragraph-rsid="1dcbb038"/>
    </style:style>
    <style:style style:name="P16" style:family="paragraph" style:parent-style-name="Text_20_body">
      <style:text-properties officeooo:rsid="1dcbe656" officeooo:paragraph-rsid="1dcbe656"/>
    </style:style>
    <style:style style:name="P17" style:family="paragraph" style:parent-style-name="Text_20_body">
      <style:text-properties fo:font-style="italic" officeooo:rsid="1dcbe656" officeooo:paragraph-rsid="1dcbe656" style:font-style-asian="italic" style:font-style-complex="italic"/>
    </style:style>
    <style:style style:name="P18" style:family="paragraph" style:parent-style-name="Heading_20_1" style:master-page-name="Standard">
      <style:paragraph-properties style:page-number="auto"/>
      <style:text-properties officeooo:rsid="1dbd218d" officeooo:paragraph-rsid="1dbd218d"/>
    </style:style>
    <style:style style:name="T1" style:family="text">
      <style:text-properties officeooo:rsid="1dbde79d"/>
    </style:style>
    <style:style style:name="T2" style:family="text">
      <style:text-properties officeooo:rsid="1dc10fbf"/>
    </style:style>
    <style:style style:name="T3" style:family="text">
      <style:text-properties officeooo:rsid="1dc320f8"/>
    </style:style>
    <style:style style:name="T4" style:family="text">
      <style:text-properties officeooo:rsid="1dc5b39c"/>
    </style:style>
    <style:style style:name="T5" style:family="text">
      <style:text-properties officeooo:rsid="1dc65582"/>
    </style:style>
    <style:style style:name="T6" style:family="text">
      <style:text-properties officeooo:rsid="1dc89960"/>
    </style:style>
    <style:style style:name="T7" style:family="text">
      <style:text-properties officeooo:rsid="1dca85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Kemet</text:h>
      <text:p text:style-name="P1">Božská vládkyně, ztělesnění bohyně Sárí, žije vždy přesně daný počet let (třeba dvacet, možná ještě míň).</text:p>
      <text:p text:style-name="P1">Důvody jsou tři:</text:p>
      <text:list xml:id="list465630620" text:style-name="L1">
        <text:list-item>
          <text:p text:style-name="P5">Aby byla vždycky mladá a krásná</text:p>
        </text:list-item>
        <text:list-item>
          <text:p text:style-name="P5">Aby se dala dobře plánovat náhrada</text:p>
        </text:list-item>
        <text:list-item>
          <text:p text:style-name="P5">Aby lidé pravidelně zažívali „přerod“</text:p>
        </text:list-item>
      </text:list>
      <text:p text:style-name="P1">Při přerodu staré tělo umře (nejspíš je rituálně spáleno – možná zaživa?) a bohyně se převtělí do nového.</text:p>
      <text:p text:style-name="P1">Kněží průběžně vybírají kandidátky na novou inkarnaci.</text:p>
      <text:p text:style-name="P1">„Velekněžka ví, která z vás bude nový vtělením, ale zatím to nevyjevila.“</text:p>
      <text:list xml:id="list2030606745" text:style-name="L2">
        <text:list-item>
          <text:p text:style-name="P6">Kněží je vybírají už v poměrně útlém věku, ale ne úplně kojeneckém.</text:p>
        </text:list-item>
        <text:list-item>
          <text:p text:style-name="P6">Kandidátku vybírají podle vzhledu, ale také podle temperamentu a poslušnosti.</text:p>
        </text:list-item>
        <text:list-item>
          <text:p text:style-name="P7">Kandidátky jsou úplně oddělené od okolního světa.</text:p>
        </text:list-item>
        <text:list-item>
          <text:p text:style-name="P7">Při „přerodu“ novou „várku“ kandidátek kněží nezabíjejí, potřebují totiž zálohu pro případ, že by stávající inkarnaci potkalo nějaké neštěstí (nemoc, nehoda). Božská vládkyně pochopitelně nikdy nemarodí a nemůže umřít mimo stanovaný čas.</text:p>
        </text:list-item>
        <text:list-item>
          <text:p text:style-name="P7">Spolu se starou inkarnací ale shoří celá várka adeptek.</text:p>
        </text:list-item>
      </text:list>
      <text:h text:style-name="Heading_20_2" text:outline-level="2"><text:soft-page-break/>Story idea</text:h>
      <text:p text:style-name="P2">Jednou z postav bude jedna z adeptek, <text:span text:style-name="T1">která z nějakých důvodů uteče, nebo možná přežije „přerod“.</text:span></text:p>
      <text:list xml:id="list2514236741" text:style-name="L3">
        <text:list-item>
          <text:p text:style-name="P9">Otázka je, čeho bude chtít dosáhnout a proč. Bez toho je to jen zajímavá backstory, ale není to story.</text:p>
        </text:list-item>
        <text:list-item>
          <text:p text:style-name="P9">Bude chtít svrhnout teokracii? Přerušit cyklus výcviku dalších adeptek? To by asi mohla...</text:p>
        </text:list-item>
        <text:list-item>
          <text:p text:style-name="P9">Zřejmě to bude jedna z těch temeperamentních, neposlušných. Bude mít spoustu otázek. Možná proto se jí kněží rozhodnout zlikvidovat předčasně (jako inkarnace bohyně je zjevně nepoužitelná).</text:p>
        </text:list-item>
        <text:list-item>
          <text:p text:style-name="P8"><text:span text:style-name="T1">Možná bude v té době Kemet dobyt (inspirace Kleopatrou?)</text:span></text:p>
        </text:list-item>
      </text:list>
      <text:h text:style-name="Heading_20_2" text:outline-level="2">Varianta: Bohyně je skutečná</text:h>
      <text:p text:style-name="P3">Bohyně by skutečně mohla být <text:span text:style-name="T5">mnohočetná</text:span> nehmotná bytost. Kněží pak měli za úkol ji pravidelně přivolávat vždy do nového těla – jednou to ale neudělali a od té doby vládnou sami.</text:p>
      <text:p text:style-name="P3">Uvnitř kněžstva by ale mohla být skupina, která chce bohyně skutečně znovu povolat na svět.</text:p>
      <text:p text:style-name="P3">Jedna z dívek připravovaných jako hostitelky pro bohyni, by mohla být součástí tohoto spiknutí <text:span text:style-name="T2">(chce se stát skutečnou bohyní)</text:span>.</text:p>
      <text:p text:style-name="P4">Uvnitř skupiny dívek by tedy byl konflikt mezi rebelkou, která se chce vzepřít kontrole kněží <text:span text:style-name="T3">(asi nemá přesně jasno, co bude dělat dál, jen se prostě nechce nechat ovládat) a dívkou, která bude chtít obřad provést správně a nechat se posednout.</text:span></text:p>
      <text:p text:style-name="P10"><text:soft-page-break/>Možná by mohlo dojít k omylu, takže by bohyně posedla rebelku? <text:span text:style-name="T4">Došlo by pak asi k zajímavému vnitřnímu boji (ze začátku určitě převezme plnou kontrolu bohyně, rebelka se ale nevzdá a časem se naučí vzdorovat).</text:span></text:p>
      <text:h text:style-name="Heading_20_2" text:outline-level="2">Rozvinutí nápadu:</text:h>
      <text:p text:style-name="P11">Rebelka - adeptka na médium pro bohyni má starší sestru, která slíbila jejich umírající matce, že se o mladší sestru (rebelku) postará. Rebelku následně vybraly kněžky sluneční bohyně a odvedly ji do chrámu (ještě jako hodně mladou, třeba nějakých 6 let nebo tak.<text:line-break/><text:tab/>Starší sestra svůj slib brala vážně, a stala se kněžkou, aby mohla být rebelce nápomocna. Dozvěděla se, na co přesně byla rebelka vybraná a stala se jednou z kněžek, které se o adeptky starají.<text:line-break/><text:tab/>Někdy při tom taky zjistila, že kněžky sluneční bohyně ve skutečnosti rituál neprovádí správně, takže bohyně se neinkarnuje (neposedává nebohou adeptku). Domyslela si, že rebelující adeptku kněžky opravdu nepotřebují a budou se jí tedy nejspíš snažit zbavit.</text:p>
      <text:p text:style-name="P11">Starší sestra tedy pro rebelku připraví cestu k útěku. Problém je, že jí to nemá jak říct – adeptky neustále někdo poslouchá a zapisuje všechno, co si s kým povídají. Starší sestra ostatně sama mívá tuhle službu (je to proto, aby kněžky dobře věděly, že jsou jejich rozhovory s adeptkami „nahrávané“).<text:line-break/><text:tab/>Jediná chvíle, kdy bude moct s rebelkou mluvit, je těsně před obřadem inkarnace bohyně – v ten moment totiž každou adeptku v uzavřené místnosti připravuje jediná kněžka. Bude mít tedy hodně omezený čas, kdy jí může všechno vysvětlit.</text:p>
      <text:p text:style-name="P11">(„Jsem tvoje starší sestra, kněžky už dlouho podvádí bohyni celého Kemetu a nejspíš se tě pak budou chtít zbavit, ale jinak no big deal.“)</text:p>
      <text:p text:style-name="P11"><text:soft-page-break/>Rebelka na to odpoví: „To je od tebe strašně hezký, ale já se celý svůj život připravuju na to, že do mě vstoupí bohyně. Opravdu teď nechci utéct a všechno zahodit. Nemohla bys mi místo útěku pomoct s tím, aby obřad tentokrát proběhl správně?“</text:p>
      <text:list xml:id="list2042302253" text:style-name="L4">
        <text:list-item>
          <text:p text:style-name="P12">Jak to starší sestra udělá? V zásadě by asi mohla vědět, co přesně tam kněžky dělají špatně. <text:span text:style-name="T6">A prostě to udělat za ně.</text:span></text:p>
        </text:list-item>
      </text:list>
      <text:p text:style-name="P13">Výsledek: Bohyně si vybere rebelku prostě proto, že jinou šanci mít nebude (a už dlouho neměla). A bude pak na svoje kněžky královsky (tedy spíš božsky) naštvaná.</text:p>
      <text:list xml:id="list3065819896" text:style-name="L5">
        <text:list-item>
          <text:p text:style-name="P14">Co s tím ale může dělat? Sama o sobě má sice znalosti (<text:span text:style-name="T7">tedy znalosti</text:span> magie), ale na to potřebuje minimálně nějakou přípravu a práci se surovinami. A na to nebude mít prostor, protože bude neustále sledovaná. Kněžky se ji navíc pokusí magicky kontrolovat (tomu se samozřejmě snadno ubrání, ale bude muset hrát, že to funguje – to může být zajímavý interní dialog, kdy se rebelka bude snažit zbytek bohyně přesvědčit, že je třeba hrát poslušnou nánu).</text:p>
        </text:list-item>
      </text:list>
      <text:p text:style-name="P15">Starší sestra se pak stane prodlouženou rukou rebelky-bohyně. Možná bude muset předtím utéct, ale nějaká kněžka ji pak se ségrou zkontaktuje. Starší sestra tedy bude ve výsledku literárně zajímavější postava – rozhodně toho bude moci víc dělat, ale rebelka-bohyně bude pořád důležitá kvůli vzájemné interakci, vlivu a tak.</text:p>
      <text:p text:style-name="P17">V téhle verzi příběhu samozřejmě padá nápad na skupinu kněžek uvnitř chrámu, které chtějí bohyni skutečně povolat na svět.<text:line-break/><text:tab/>Nebo možná ne tak docela – mohou se jí pak hodit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8-01T16:44:43.794000000</dc:date>
    <meta:print-date>2113-01-01T00:00:00</meta:print-date>
    <meta:editing-cycles>12467</meta:editing-cycles>
    <meta:editing-duration>P37DT10H27M43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4" meta:paragraph-count="37" meta:word-count="859" meta:character-count="5257" meta:non-whitespace-character-count="4438"/>
  </office:meta>
</office:document-meta>
</file>